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UE GOD (115:1-3, 9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RUE GOD (115:1-3, 9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salmist's description (115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salmist's description (115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ord is loving and faithful (115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ord is sovereign (115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TRUE GOD (115:1-3, 9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salmist's description (115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salmist's desire (115:9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salmist's desire (115:9-1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wanted Israel to do (115:9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he wanted Israel to do it (115:12-1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TRUE GOD (115:1-3, 9-1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psalmist's description (115:1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salmist's desire (115:9-1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15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TRUE GOD (115:1-3, 9-1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FALSE GODS (115:4-8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FALSE GODS (115:4-8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y are merely silver and gold things (115:4, 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y have mouths, eyes, ears, noses, hands, and feet, but cannot speak, see, hear, smell, feel, or walk (115:5-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SALM 115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TRUE GOD (115:1-3, 9-1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FALSE GODS (115:4-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5 </dc:title>
    <meta:initial-creator>David STRICKLAND</meta:initial-creator>
    <dc:creator>David STRICKLAND</dc:creator>
    <meta:creation-date>2020-02-22T17:39:33Z</meta:creation-date>
    <dc:date>2020-02-22T17:39:34Z</dc:date>
    <meta:template xlink:href="BibleStudy" xlink:type="simple"/>
    <meta:editing-cycles>1</meta:editing-cycles>
    <meta:editing-duration>PT0S</meta:editing-duration>
    <meta:document-statistic meta:paragraph-count="25" meta:word-count="206"/>
  </office:meta>
</office:document-meta>
</file>